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l" fo:country="GR" fo:font-weight="bold" officeooo:rsid="000b451a" officeooo:paragraph-rsid="000b451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fo:font-weight="normal" officeooo:rsid="000b451a" officeooo:paragraph-rsid="000b451a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officeooo:rsid="000b451a" officeooo:paragraph-rsid="000b451a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l" fo:country="GR" style:text-underline-style="solid" style:text-underline-width="auto" style:text-underline-color="font-color" fo:font-weight="bold" officeooo:rsid="00180700" officeooo:paragraph-rsid="00180700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80700" officeooo:paragraph-rsid="0018070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normal" officeooo:rsid="001de0ea" officeooo:paragraph-rsid="001de0e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180700" officeooo:paragraph-rsid="00180700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1de0ea" officeooo:paragraph-rsid="001de0e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el" fo:country="GR" style:text-underline-style="none" fo:font-weight="bold" officeooo:rsid="002837cb" officeooo:paragraph-rsid="002837cb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el" fo:country="GR" fo:font-weight="normal" officeooo:rsid="0014703c" officeooo:paragraph-rsid="001550f8" style:font-size-asian="12.25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0b72b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0ce2f" officeooo:paragraph-rsid="0020ce2f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cc04a" officeooo:paragraph-rsid="000cc04a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26424" officeooo:paragraph-rsid="0012642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445d8" officeooo:paragraph-rsid="001550f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d209" style:font-weight-asian="normal" style:font-weight-complex="normal"/>
    </style:style>
    <style:style style:name="T3" style:family="text">
      <style:text-properties fo:font-weight="normal" officeooo:rsid="00180700" style:font-weight-asian="normal" style:font-weight-complex="normal"/>
    </style:style>
    <style:style style:name="T4" style:family="text">
      <style:text-properties fo:font-weight="normal" officeooo:rsid="002a9af8" style:font-weight-asian="normal" style:font-weight-complex="normal"/>
    </style:style>
    <style:style style:name="T5" style:family="text">
      <style:text-properties fo:font-weight="normal" officeooo:rsid="002b7fc7" style:font-weight-asian="normal" style:font-weight-complex="normal"/>
    </style:style>
    <style:style style:name="T6" style:family="text">
      <style:text-properties fo:font-weight="normal" officeooo:rsid="002cf343" style:font-weight-asian="normal" style:font-weight-complex="normal"/>
    </style:style>
    <style:style style:name="T7" style:family="text">
      <style:text-properties fo:font-size="14pt" fo:language="el" fo:country="GR" fo:font-weight="normal" style:font-size-asian="12.25pt" style:font-weight-asian="normal" style:font-size-complex="14pt" style:font-weight-complex="normal"/>
    </style:style>
    <style:style style:name="T8" style:family="text">
      <style:text-properties fo:font-size="14pt" fo:language="el" fo:country="GR" fo:font-weight="normal" officeooo:rsid="000b451a" style:font-size-asian="12.25pt" style:font-weight-asian="normal" style:font-size-complex="14pt" style:font-weight-complex="normal"/>
    </style:style>
    <style:style style:name="T9" style:family="text">
      <style:text-properties fo:font-size="14pt" fo:language="el" fo:country="GR" fo:font-weight="normal" officeooo:rsid="000b72b7" style:font-size-asian="12.25pt" style:font-weight-asian="normal" style:font-size-complex="14pt" style:font-weight-complex="normal"/>
    </style:style>
    <style:style style:name="T10" style:family="text">
      <style:text-properties fo:font-size="14pt" fo:language="el" fo:country="GR" fo:font-weight="normal" officeooo:rsid="000cc04a" style:font-size-asian="12.25pt" style:font-weight-asian="normal" style:font-size-complex="14pt" style:font-weight-complex="normal"/>
    </style:style>
    <style:style style:name="T11" style:family="text">
      <style:text-properties fo:font-size="14pt" fo:language="el" fo:country="GR" fo:font-weight="normal" officeooo:rsid="000dd08f" style:font-size-asian="12.25pt" style:font-weight-asian="normal" style:font-size-complex="14pt" style:font-weight-complex="normal"/>
    </style:style>
    <style:style style:name="T12" style:family="text">
      <style:text-properties fo:font-size="14pt" fo:language="el" fo:country="GR" fo:font-weight="normal" officeooo:rsid="00134b60" style:font-size-asian="12.25pt" style:font-weight-asian="normal" style:font-size-complex="14pt" style:font-weight-complex="normal"/>
    </style:style>
    <style:style style:name="T13" style:family="text">
      <style:text-properties fo:font-size="14pt" fo:language="el" fo:country="GR" fo:font-weight="normal" officeooo:rsid="0014703c" style:font-size-asian="12.25pt" style:font-weight-asian="normal" style:font-size-complex="14pt" style:font-weight-complex="normal"/>
    </style:style>
    <style:style style:name="T14" style:family="text">
      <style:text-properties fo:font-size="14pt" fo:language="el" fo:country="GR" fo:font-weight="normal" officeooo:rsid="001550f8" style:font-size-asian="12.25pt" style:font-weight-asian="normal" style:font-size-complex="14pt" style:font-weight-complex="normal"/>
    </style:style>
    <style:style style:name="T15" style:family="text">
      <style:text-properties fo:font-size="14pt" fo:language="el" fo:country="GR" fo:font-weight="normal" officeooo:rsid="0020ce2f" style:font-size-asian="12.25pt" style:font-weight-asian="normal" style:font-size-complex="14pt" style:font-weight-complex="normal"/>
    </style:style>
    <style:style style:name="T16" style:family="text">
      <style:text-properties fo:font-size="14pt" fo:language="el" fo:country="GR" fo:font-weight="normal" officeooo:rsid="0022b98d" style:font-size-asian="12.25pt" style:font-weight-asian="normal" style:font-size-complex="14pt" style:font-weight-complex="normal"/>
    </style:style>
    <style:style style:name="T17" style:family="text">
      <style:text-properties fo:font-size="14pt" fo:language="el" fo:country="GR" fo:font-weight="normal" officeooo:rsid="002388ce" style:font-size-asian="12.25pt" style:font-weight-asian="normal" style:font-size-complex="14pt" style:font-weight-complex="normal"/>
    </style:style>
    <style:style style:name="T18" style:family="text">
      <style:text-properties fo:font-size="14pt" fo:language="el" fo:country="GR" fo:font-weight="normal" officeooo:rsid="002535b5" style:font-size-asian="12.25pt" style:font-weight-asian="normal" style:font-size-complex="14pt" style:font-weight-complex="normal"/>
    </style:style>
    <style:style style:name="T19" style:family="text">
      <style:text-properties fo:font-size="14pt" fo:language="el" fo:country="GR" fo:font-weight="normal" officeooo:rsid="0026fed3" style:font-size-asian="12.25pt" style:font-weight-asian="normal" style:font-size-complex="14pt" style:font-weight-complex="normal"/>
    </style:style>
    <style:style style:name="T20" style:family="text">
      <style:text-properties fo:font-size="14pt" fo:language="el" fo:country="GR" fo:font-weight="bold" style:font-size-asian="12.25pt" style:font-weight-asian="bold" style:font-size-complex="14pt" style:font-weight-complex="bold"/>
    </style:style>
    <style:style style:name="T21" style:family="text">
      <style:text-properties fo:font-size="14pt" fo:language="el" fo:country="GR" fo:font-weight="bold" officeooo:rsid="000b451a" style:font-size-asian="12.25pt" style:font-weight-asian="bold" style:font-size-complex="14pt" style:font-weight-complex="bold"/>
    </style:style>
    <style:style style:name="T22" style:family="text">
      <style:text-properties fo:font-size="14pt" fo:language="el" fo:country="GR" fo:font-weight="bold" officeooo:rsid="000b72b7" style:font-size-asian="12.25pt" style:font-weight-asian="bold" style:font-size-complex="14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f5da" style:font-weight-asian="bold" style:font-weight-complex="bold"/>
    </style:style>
    <style:style style:name="T25" style:family="text">
      <style:text-properties officeooo:rsid="00163d50"/>
    </style:style>
    <style:style style:name="T26" style:family="text">
      <style:text-properties officeooo:rsid="0019f5da"/>
    </style:style>
    <style:style style:name="T27" style:family="text">
      <style:text-properties officeooo:rsid="00205e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Προγραμματιστική Άσκηση 1</text:p>
      <text:p text:style-name="P1"/>
      <text:p text:style-name="P1">Ονοματεπώνυμο: <text:span text:style-name="T1">Αντώνιος Κληρονόμος</text:span></text:p>
      <text:p text:style-name="P1">Αριθμός Μητρώου: <text:span text:style-name="T1">1115201500069</text:span></text:p>
      <text:p text:style-name="P2"/>
      <text:p text:style-name="P2"/>
      <text:p text:style-name="P3">Περιγραφή <text:span text:style-name="T25">των δομών</text:span> <text:span text:style-name="T25">του προγράμματος</text:span></text:p>
      <text:p text:style-name="P3"/>
      <text:list xml:id="list865169925" text:style-name="L1">
        <text:list-item>
          <text:p text:style-name="P11"><text:span text:style-name="T8">Ο </text:span><text:span text:style-name="T21">γράφος</text:span><text:span text:style-name="T8"> είναι υλοποιημένος με μία διπλά συνδεδεμένη λίστα που κάθε στοιχείο της είναι ένα struct που συμβολίζει έναν </text:span><text:span text:style-name="T21">κόμβο</text:span><text:span text:style-name="T8"> του γράφου. Κάθε </text:span><text:span text:style-name="T21">κόμβος</text:span><text:span text:style-name="T8"> του γράφου </text:span><text:span text:style-name="T15">έχει δείκτη</text:span><text:span text:style-name="T8"> σε μία διπλά συνδεδεμένη λίστα </text:span><text:span text:style-name="T9">που κάθε στοιχείο της </text:span><text:span text:style-name="T8">είναι ένα struct που συμβολίζει </text:span><text:span text:style-name="T9">μία </text:span><text:span text:style-name="T22">εξερχόμενη ακμή</text:span><text:span text:style-name="T9"> από το συγκεκριμένο κόμβο προς κάποιον άλλο.</text:span></text:p>
        </text:list-item>
        <text:list-item>
          <text:p text:style-name="P11"><text:span text:style-name="T9">Η λίστα με τους κόμβους και η λίστα με τις ακμές </text:span><text:span text:style-name="T15">του γράφου</text:span><text:span text:style-name="T9"> είναι </text:span><text:span text:style-name="T22">ταξινομημένες κατά αύξουσα σειρά με βάση το name</text:span><text:span text:style-name="T9"> έτσι ώστε να γίνεται γρήγορα </text:span><text:span text:style-name="T10">η</text:span><text:span text:style-name="T9"> αναζήτηση κόμβου </text:span><text:span text:style-name="T10">αλλά και η αναζήτηση</text:span><text:span text:style-name="T9"> ακμής στο</text:span><text:span text:style-name="T10">ν</text:span><text:span text:style-name="T9"> γράφο.</text:span></text:p>
        </text:list-item>
        <text:list-item>
          <text:p text:style-name="P12"><text:span text:style-name="T9">Κ</text:span><text:span text:style-name="T7">αι οι δύο παραπάνω λίστες διαθέτουν δείκτη στο πρώτο και στο τελευταίο στοιχείο του</text:span><text:span text:style-name="T16">ς</text:span><text:span text:style-name="T7">.</text:span></text:p>
        </text:list-item>
        <text:list-item>
          <text:p text:style-name="P13"><text:span text:style-name="T9">Τ</text:span><text:span text:style-name="T7">ο struct κάθε κόμβου αλλά και κάθε ακμής, εκτός των άλλων, περιέχει και μία μεταβλητή </text:span><text:span text:style-name="T20">visited</text:span><text:span text:style-name="T7"> η οποία χρησιμέυει στην αναζήτηση κύκλων και μονοπατιών στον γράφο. (</text:span><text:span text:style-name="T20">visited</text:span><text:span text:style-name="T7"> = 1: ο κόμβος ή η ακμή έχει επισκεφ</text:span><text:span text:style-name="T11">θ</text:span><text:span text:style-name="T7">εί, </text:span><text:span text:style-name="T20">visited</text:span><text:span text:style-name="T7"> = 0: ο κόμβος ή η ακμή δεν έχει επισκεφ</text:span><text:span text:style-name="T11">θ</text:span><text:span text:style-name="T7">εί)</text:span></text:p>
        </text:list-item>
        <text:list-item>
          <text:p text:style-name="P14"><text:span text:style-name="T7">Οι συναρτήσ</text:span><text:span text:style-name="T17">ει</text:span><text:span text:style-name="T7">ς για την εύρεση κύκλων και για την εύρεση μονοπατιού χρησιμοποιούν DFS </text:span><text:span text:style-name="T18">(Depth First Seach)</text:span><text:span text:style-name="T7"> </text:span><text:span text:style-name="T18">για την προσπέλαση</text:span><text:span text:style-name="T7"> του γράφου.</text:span></text:p>
        </text:list-item>
        <text:list-item>
          <text:p text:style-name="P14"><text:span text:style-name="T7">Οι παραπάνω συναρτήσεις χρησιμοποιούν μία ειδική δομή </text:span><text:span text:style-name="T20">στοίβας</text:span><text:span text:style-name="T7"> που υλοποίησα, κάθε </text:span><text:span text:style-name="T19">στοιχείο</text:span><text:span text:style-name="T7"> της οποίας περιέχει δείκτη για τον κόμβο του γράφου από τον οποίο ήρθα, τον κόμβο του γράφου στον οποίο ήμουν όταν εισήγαγα το στοιχείο στη στοίβα, και το κόστος/βάρος της ακμής την οποία προσπέλασα </text:span><text:span text:style-name="T12">τελευταία </text:span><text:span text:style-name="T7">για να φτάσω σε αυτόν τον κόμβο του γράφου. </text:span><text:span text:style-name="T12">Η στοίβα υλοποιείται με δυναμικό πίνακα από pointers, γεγονός που σημαίνει ότι δε δεσμεύεται άχρηστος χώρος εάν δεν κάνω malloc τα στοιχεία του πίνακα.</text:span></text:p>
        </text:list-item>
        <text:list-item>
          <text:p text:style-name="P15"><text:span text:style-name="T7">Στο αρχείο utils.h υπάρχει η δομή </text:span><text:span text:style-name="T20">PathNode</text:span><text:span text:style-name="T7"> η οποία συμβολίζει το</text:span><text:span text:style-name="T19"> στοιχείο</text:span><text:span text:style-name="T7"> του μονοπατιού (χρησιμοποιείται στις συναρτήσεις αναζήτησης κύκλων και μονοπατιού). </text:span><text:span text:style-name="T13">Αυτή περιέχει το όνομα του κόμβου του γράφου από τον οποίο ήρθα, το όνομα του κόμβου του γράφου στον οποίο βρίσκομαι και το κόστος/βάρος της τελευταίας ακμής που προσπέλασα για να φτάσω σε αυτόν. </text:span><text:span text:style-name="T14">Η</text:span><text:span text:style-name="T13"> δομή </text:span><text:span text:style-name="T20">PathNode</text:span><text:span text:style-name="T13"> χρησιμοποιείται για την προσωρινή αποθήκευση του μονοπατιού και την εκτύπωσή του.</text:span></text:p>
        </text:list-item>
      </text:list>
      <text:p text:style-name="P10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27">Π</text:span>εριεχ<text:span text:style-name="T27">όμενα</text:span> αρχείων</text:p>
      <text:p text:style-name="P4"/>
      <text:p text:style-name="P5"><text:span text:style-name="T23">utils.c – utils.h</text:span>: Περιέχουν τις συναρτήσεις που αφορούν το handling των arguments του προγράμματος και της εισόδου (εντολές από το χρήστη). Επίσης το utils.h περιέχει <text:span text:style-name="T26">τη δομή </text:span><text:span text:style-name="T24">PathNode</text:span><text:span text:style-name="T26">.</text:span></text:p>
      <text:p text:style-name="P7">graph.c – graph.h<text:span text:style-name="T1">: Περιέχουν τη δομή </text:span>γράφου<text:span text:style-name="T1"> και όλες τις συναρτήσεις που </text:span><text:span text:style-name="T2">σχετίζονται με αυτόν</text:span><text:span text:style-name="T1">.</text:span></text:p>
      <text:p text:style-name="P8">stack.c – stack.h<text:span text:style-name="T1">: Περιέχουν τη δομή </text:span>στοίβας <text:span text:style-name="T3">και όλες τις συναρτήσεις που </text:span><text:span text:style-name="T2">σχετίζονται με αυτ</text:span><text:span text:style-name="T1">ή</text:span><text:span text:style-name="T3">.</text:span></text:p>
      <text:p text:style-name="P8">mygraph.c<text:span text:style-name="T1">: Περιέχει τη main συνάρτηση του προγράμματος.</text:span></text:p>
      <text:p text:style-name="P6"/>
      <text:p text:style-name="P6"/>
      <text:p text:style-name="P9">Σημείωση<text:span text:style-name="T1">: Παρέδωσα </text:span><text:span text:style-name="T4">το Readme</text:span><text:span text:style-name="T1"> μία μέρα μετά την παράδοση της άσκησης διότι <text:s/></text:span><text:span text:style-name="T5">ξέχασα να το συμπεριλάβω στο .tar της άσκησης. Έ</text:span><text:span text:style-name="T1">στειλα e-mail στον Χρήστο Ζήση και μου απάντησε ότι μπορώ </text:span><text:span text:style-name="T5">να στείλω το Readme σήμερα (25/10/2018), οπότε </text:span><text:span text:style-name="T6">το</text:span><text:span text:style-name="T5"> έκανα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20:11:57.869795054</meta:creation-date>
    <dc:date>2018-10-25T21:56:34.599100527</dc:date>
    <meta:editing-duration>PT1H11M12S</meta:editing-duration>
    <meta:editing-cycles>27</meta:editing-cycles>
    <meta:generator>LibreOffice/6.0.6.2$Linux_X86_64 LibreOffice_project/00m0$Build-2</meta:generator>
    <meta:document-statistic meta:table-count="0" meta:image-count="0" meta:object-count="0" meta:page-count="2" meta:paragraph-count="17" meta:word-count="444" meta:character-count="2767" meta:non-whitespace-character-count="2343"/>
  </office:meta>
</office:document-meta>
</file>